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Standard">
      <style:paragraph-properties fo:text-align="end" style:justify-single-word="false"/>
      <style:text-properties fo:font-style="italic" style:font-style-asian="italic" style:font-style-complex="italic"/>
    </style:style>
    <style:style style:name="P3" style:family="paragraph" style:parent-style-name="Standard" style:list-style-name="L1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4" style:family="paragraph" style:parent-style-name="Heading_20_1">
      <style:paragraph-properties fo:text-align="center" style:justify-single-word="false"/>
    </style:style>
    <style:style style:name="T1" style:family="text">
      <style:text-properties fo:font-variant="normal" fo:text-transform="none" fo:color="#222222" style:font-name="arial" fo:font-size="9pt" fo:letter-spacing="normal" fo:font-weight="normal"/>
    </style:style>
    <style:style style:name="T2" style:family="text">
      <style:text-properties fo:font-variant="normal" fo:text-transform="none" fo:color="#222222" fo:font-size="9pt" fo:letter-spacing="normal" fo:font-weight="normal"/>
    </style:style>
    <style:style style:name="T3" style:family="text">
      <style:text-properties fo:font-variant="normal" fo:text-transform="none" fo:color="#222222" fo:letter-spacing="normal" fo:font-weight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Beemthoven</text:h>
      <text:p text:style-name="Standard">Pewnego dnia jakiś znajomy zatrzymał mnie i powiedział ze złością w głosie:</text:p>
      <text:list xml:id="list6908310317916436069" text:style-name="L1">
        <text:list-item>
          <text:p text:style-name="P3"><text:span text:style-name="T3">Nie uwierzysz co mi się wczoraj przydarzyło! Jadąc do pracy swoim nowym BMW, słuchałem sobie spokojnie Beethovena, który pięknie komponował się z brzmieniem silnika. Nagle, niespodziewanie z prawej strony, z drogi podporządkowanej wyskoczyło granatowe Renault. Jego pęd skutecznie wymusił na moim samochodzie obrót o 720 stopni, co doprowadziło do zacięcia się płyty na 9 symfonii. Było to dla mnie dość wstrząsające, ponieważ akurat ten utwór niekoniecznie jest w moim guście. Gdy mój samochód zakończył ruch obrotowy, wyszedłem z niego chwiejnym krokiem, mając jeszcze w uszach pojedyncze, drażniące ćwieki kompozycji Beethovena. Po interwencji odpowiednich służb udałem się do domu, a mój samochód odjechał na niebiańskie autostrady. Niestety dźwięk zaciętej płyty nadal słyszę w moich uszach, co doprowadza mnie do szewskiej pasji...</text:span> 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Piotr Opiełka, Katarzyna Kazi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Heading_20_1" style:display-name="Heading 1" style:family="paragraph" style:parent-style-name="Header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otr Opiełka</meta:initial-creator>
    <meta:creation-date>2015-03-30T16:45:18.82</meta:creation-date>
    <meta:document-statistic meta:table-count="0" meta:image-count="0" meta:object-count="0" meta:page-count="1" meta:paragraph-count="4" meta:word-count="138" meta:character-count="955"/>
    <dc:date>2015-03-30T16:49:42.71</dc:date>
    <dc:creator>Piotr Opiełka</dc:creator>
    <meta:editing-duration>PT4M24S</meta:editing-duration>
    <meta:editing-cycles>1</meta:editing-cycles>
    <meta:generator>OpenOffice/4.0.1$Win32 OpenOffice.org_project/401m5$Build-9714</meta:generator>
  </office:meta>
</office:document-meta>
</file>